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2a31c"/>
    </style:style>
    <style:style style:name="P4" style:family="paragraph" style:parent-style-name="Standard">
      <style:text-properties officeooo:paragraph-rsid="0002ac59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078f7f" officeooo:paragraph-rsid="000f5910"/>
    </style:style>
    <style:style style:name="P7" style:family="paragraph" style:parent-style-name="Standard">
      <style:text-properties style:font-name="Consolas" fo:font-size="10pt" officeooo:rsid="000ba380" officeooo:paragraph-rsid="000ba380" style:font-size-asian="10pt" style:font-size-complex="10pt"/>
    </style:style>
    <style:style style:name="P8" style:family="paragraph" style:parent-style-name="Standard">
      <style:text-properties officeooo:paragraph-rsid="000f5910"/>
    </style:style>
    <style:style style:name="P9" style:family="paragraph" style:parent-style-name="Standard">
      <style:text-properties officeooo:paragraph-rsid="0010aa85"/>
    </style:style>
    <style:style style:name="P10" style:family="paragraph" style:parent-style-name="Standard">
      <style:text-properties officeooo:paragraph-rsid="00110894"/>
    </style:style>
    <style:style style:name="P11" style:family="paragraph" style:parent-style-name="Text_20_body">
      <style:text-properties fo:font-style="normal" fo:font-weight="normal" officeooo:rsid="001bfe55" officeooo:paragraph-rsid="001bfe5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officeooo:rsid="0012aa86" officeooo:paragraph-rsid="0012aa86" style:font-style-asian="normal" style:font-style-complex="normal"/>
    </style:style>
    <style:style style:name="P13" style:family="paragraph" style:parent-style-name="Text_20_body">
      <style:text-properties fo:font-style="normal" officeooo:rsid="0012aa86" officeooo:paragraph-rsid="00163054" style:font-style-asian="normal" style:font-style-complex="normal"/>
    </style:style>
    <style:style style:name="P14" style:family="paragraph" style:parent-style-name="Text_20_body">
      <style:text-properties fo:font-style="normal" officeooo:rsid="0012aa86" officeooo:paragraph-rsid="00171490" style:font-style-asian="normal" style:font-style-complex="normal"/>
    </style:style>
    <style:style style:name="P15" style:family="paragraph" style:parent-style-name="Text_20_body">
      <style:text-properties fo:font-style="normal" officeooo:rsid="0012dc54" officeooo:paragraph-rsid="0012dc54" style:font-style-asian="normal" style:font-style-complex="normal"/>
    </style:style>
    <style:style style:name="P16" style:family="paragraph" style:parent-style-name="Text_20_body">
      <style:text-properties fo:font-style="normal" fo:font-weight="bold" officeooo:rsid="001bfe55" officeooo:paragraph-rsid="001bfe55" style:font-style-asian="normal" style:font-weight-asian="bold" style:font-style-complex="normal" style:font-weight-complex="bold"/>
    </style:style>
    <style:style style:name="T1" style:family="text">
      <style:text-properties fo:font-style="normal" officeooo:rsid="0012dc54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officeooo:rsid="00110894" style:font-weight-asian="normal" style:font-weight-complex="normal"/>
    </style:style>
    <style:style style:name="T4" style:family="text">
      <style:text-properties fo:font-weight="normal" officeooo:rsid="0018be6c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f01d" style:font-weight-asian="bold" style:font-weight-complex="bold"/>
    </style:style>
    <style:style style:name="T7" style:family="text">
      <style:text-properties fo:font-weight="bold" officeooo:rsid="000a0c45" style:font-weight-asian="bold" style:font-weight-complex="bold"/>
    </style:style>
    <style:style style:name="T8" style:family="text">
      <style:text-properties fo:font-weight="bold" officeooo:rsid="00110894" style:font-weight-asian="bold" style:font-weight-complex="bold"/>
    </style:style>
    <style:style style:name="T9" style:family="text">
      <style:text-properties fo:font-weight="bold" officeooo:rsid="0018be6c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4404b"/>
    </style:style>
    <style:style style:name="T12" style:family="text">
      <style:text-properties officeooo:rsid="0006175e"/>
    </style:style>
    <style:style style:name="T13" style:family="text">
      <style:text-properties officeooo:rsid="00078f7f"/>
    </style:style>
    <style:style style:name="T14" style:family="text">
      <style:text-properties officeooo:rsid="000d6172"/>
    </style:style>
    <style:style style:name="T15" style:family="text">
      <style:text-properties officeooo:rsid="000f5910"/>
    </style:style>
    <style:style style:name="T16" style:family="text">
      <style:text-properties officeooo:rsid="0014707a"/>
    </style:style>
    <style:style style:name="T17" style:family="text">
      <style:text-properties officeooo:rsid="00171490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93ca1f9-45f8-cd91-bda7-5cb9897e027a"/>Michael Christensen</text:p>
      <text:p text:style-name="Standard">November 6, 2013</text:p>
      <text:p text:style-name="Standard">CS 360</text:p>
      <text:p text:style-name="P1">Lab 5 -- Queuing Theory</text:p>
      <text:p text:style-name="P2">Queuing Theory</text:p>
      <text:p text:style-name="Standard">1.<text:span text:style-name="T2"> You are entering the Marriott Center to watch a basketball game. There is only one ticket line to purchase tickets. Each ticket purchase takes an average of 18 seconds. The average arrival rate is 3 persons/minute. Find the average length of queue and average waiting time in queue assuming M/M/1 queuing.</text:span></text:p>
      <text:p text:style-name="P3"/>
      <text:p text:style-name="P3"><text:span text:style-name="T10">Average Length of Queue: </text:span><text:s/></text:p>
      <text:p text:style-name="P3"><text:tab/>Q<text:span text:style-name="T11">bar</text:span> = p^2/(1-p^2), where p = arrival_rate/service_rate = (3 persons/1 minute) / (1 person/ (18/60) minute) = 3 * 0.3 = 0.9</text:p>
      <text:p text:style-name="Standard"><text:tab/>Q<text:span text:style-name="T11">bar</text:span> = (0.9)^2/(1-(0.9)^2) = 0.81/(1 - 0.81) = 0.81/0.19 = <text:span text:style-name="T5">4.263 persons</text:span></text:p>
      <text:p text:style-name="Standard"/>
      <text:p text:style-name="P5">Average Waiting Time in Queue:</text:p>
      <text:p text:style-name="Standard"><text:tab/>Note that the service_rate = 1 person / 18 seconds, and (1 person / 18 seconds) * (60 seconds / minute) = 1 * 60/18 persons/minute = 3.333 persons / minute</text:p>
      <text:p text:style-name="Standard"><text:tab/>w = p/(service_rate - arrival_rate) = 0.9/(3.333 persons/minute - 3 persons/minute) = 0.9/0.333 = <text:span text:style-name="T5">2.7000003 minutes</text:span></text:p>
      <text:p text:style-name="Standard"/>
      <text:p text:style-name="Standard">2. <text:span text:style-name="T2">You are now in line to get into the arena. There are 3 operating turnstiles with one ticket-taker each. On average it takes 3 seconds for a ticket-taker to process your ticket and allow entry. The average arrival rate is 40 persons/minute. Find the average length of queue and average waiting time in queue assuming M/M/N queuing.</text:span></text:p>
      <text:p text:style-name="Standard"/>
      <text:p text:style-name="Standard">Average Length of Queue:</text:p>
      <text:p text:style-name="P8"><text:tab/><text:span text:style-name="T12">service_rate = 1 person / 3 second = 1/3 * (60 seconds/minute) = 20 persons/minute</text:span></text:p>
      <text:p text:style-name="P6"><text:span text:style-name="T12"><text:tab/></text:span><text:span text:style-name="T5">service_rate * 3 turnstiles = 60 persons/minute </text:span><text:span text:style-name="T6">(Check this), </text:span><text:span text:style-name="T7">could be 2</text:span></text:p>
      <text:p text:style-name="P8"><text:tab/>p<text:span text:style-name="T13">(utilization)</text:span> = arrival_rate/service_rate <text:span text:style-name="T12">= 40 persons/minute / (60 persons/minute = 0.66</text:span></text:p>
      <text:p text:style-name="P8"><text:tab/>N = 3</text:p>
      <text:p text:style-name="P4"><text:tab/>Q<text:span text:style-name="T11">bar</text:span> = [P0 * p^(N+1) / (N!*N)] [ 1/(1-p/N)^2], where P0 = 1/(Sum _from_nc=0_to_N-1 of (p^(nc))/nc! + p^N/(N! * (1- p/N)))</text:p>
      <text:p text:style-name="P9"><text:tab/><text:span text:style-name="T15">Qbar = 0.888889 (if using ro of 2), 0.008724 (if using ro of 0.66)</text:span></text:p>
      <text:p text:style-name="P7"><text:s/><text:tab/></text:p>
      <text:p text:style-name="P7"><text:s text:c="4"/>N = 3</text:p>
      <text:p text:style-name="P7"><text:s text:c="4"/>arrival_rate = 40</text:p>
      <text:p text:style-name="P7"><text:s text:c="4"/>service_rate = 60</text:p>
      <text:p text:style-name="P7"><text:s text:c="4"/>ro = #2.0#np.double(arrival_rate)/service_rate #TODO check this</text:p>
      <text:p text:style-name="P7"><text:s text:c="4"/>summation = 0</text:p>
      <text:p text:style-name="P7"><text:s text:c="4"/>for nc in range(N):</text:p>
      <text:p text:style-name="P7"><text:s text:c="8"/>summation += np.double(np.power(ro, nc))/np.double(math.factorial(nc))</text:p>
      <text:p text:style-name="P7"><text:s text:c="4"/>summation += np.power(ro, N)/(math.factorial(N) * (1-(ro/N)))</text:p>
      <text:p text:style-name="P7"><text:s text:c="4"/>P0 = 1.0/summation</text:p>
      <text:p text:style-name="P7"/>
      <text:p text:style-name="P7"><text:s text:c="4"/>roNplus1 = np.power(ro, N+1)</text:p>
      <text:p text:style-name="P7"><text:s text:c="4"/>Qbarleft = (P0 * roNplus1)/(math.factorial(N) * N)</text:p>
      <text:p text:style-name="P7"><text:s text:c="4"/>Qbarright = 1/np.power(1-(ro/N), 2)</text:p>
      <text:p text:style-name="P7"><text:s text:c="4"/>Qbar = Qbarleft * Qbarright</text:p>
      <text:p text:style-name="Standard"/>
      <text:p text:style-name="Standard">Average Waiting Time in Queue:</text:p>
      <text:p text:style-name="P10"><text:soft-page-break/><text:tab/><text:span text:style-name="T14">wbar = (ro + Qbar)/arrival_rate – 1/service_rate = (0.66 + 0.888889)/40 – 1/(20) </text:span><text:span text:style-name="T8">or 60</text:span><text:span text:style-name="T3"> = 0.038722225 – 0.05 = -0.011277775000000004</text:span></text:p>
      <text:p text:style-name="Text_20_body"><text:span text:style-name="T2">3. You are now inside the arena. They are passing out Cosmo the Cougar bobblehead dolls as a free giveaway. There is only one person passing these out and a line has formed behind her. It takes her exactly 6 seconds to hand out a doll and the arrival rate averages 9 people/minute. Find the average length of queue, average waiting time in queue, and average time spent in the system assuming M/D/1 queuing.</text:span></text:p>
      <text:p text:style-name="Text_20_body"><text:span text:style-name="T2"><text:tab/></text:span><text:span text:style-name="T1">service_rate = 1 person / 6 seconds (60 seconds /minute) = (1*60)/(6*1) = 60/6 = 10 people/minute</text:span></text:p>
      <text:p text:style-name="Text_20_body"><text:span text:style-name="T2"><text:tab/></text:span><text:span text:style-name="T1">Ro = gamma/mew = arrival_rate/service_rate = 9 people/minute / 10 people/minute = 0.9</text:span></text:p>
      <text:p text:style-name="P12">Average length of queue:</text:p>
      <text:p text:style-name="P15"><text:tab/>Qbar = ro^2/(2(1-ro)) = (0.9^2)/(2(1-0.9)) = 4.05</text:p>
      <text:p text:style-name="P12">Average waiting time in queue:</text:p>
      <text:p text:style-name="P13"><text:tab/><text:span text:style-name="T16">wbar = (1/(2*service_rate)) * (ro/(1-ro)) = 1/(2*10) * (0.9)/(1-0.9) = 0.45</text:span></text:p>
      <text:p text:style-name="P12">Average time spent in the system:</text:p>
      <text:p text:style-name="P14"><text:tab/><text:span text:style-name="T17">tbar = (1/2*service_rate)) * ((2-ro)/(1-ro)) = 0.55 </text:span><text:span text:style-name="T9">(find the units on this)</text:span></text:p>
      <text:p text:style-name="P14"><text:span text:style-name="T4"/></text:p>
      <text:p text:style-name="P16">Queueing Analysi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Helvetica Neue" svg:font-family="'Helvetica Neue', Helvetica, Arial, sans-serif"/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ristensen</meta:initial-creator>
    <meta:creation-date>2013-11-11T00:03:19.197002757</meta:creation-date>
    <dc:date>2013-11-11T01:11:09.962235767</dc:date>
    <dc:creator>Michael Christensen</dc:creator>
    <meta:editing-duration>PT1H5M59S</meta:editing-duration>
    <meta:editing-cycles>23</meta:editing-cycles>
    <meta:generator>LibreOffice/4.1.2.3$Linux_x86 LibreOffice_project/410m0$Build-3</meta:generator>
    <meta:document-statistic meta:table-count="0" meta:image-count="0" meta:object-count="0" meta:page-count="2" meta:paragraph-count="46" meta:word-count="523" meta:character-count="3253" meta:non-whitespace-character-count="2694"/>
  </office:meta>
</office:document-meta>
</file>